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197in" svg:height="2.698in" svg:x="5.4299in" svg:y="1.1409in">
            <draw:object draw:notify-on-update-of-ranges="Sheet1.C10:Sheet1.C20 Sheet1.C10:Sheet1.C20 Sheet1.D9:Sheet1.D9 Sheet1.D10:Sheet1.D20 Sheet1.C10:Sheet1.C20 Sheet1.E9:Sheet1.E9 Sheet1.E10:Sheet1.E20 Sheet1.C10:Sheet1.C20 Sheet1.F9:Sheet1.F9 Sheet1.F10:Sheet1.F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T intensity</text:p>
          </table:table-cell>
          <table:table-cell table:style-name="ce4" office:value-type="string" calcext:value-type="string">
            <text:p>Length scal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5" calcext:value-type="float">
            <text:p>0.5</text:p>
          </table:table-cell>
          <table:table-cell office:value-type="string" calcext:value-type="string">
            <text:p>(! test)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mega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1.15" calcext:value-type="float">
            <text:p>1.15</text:p>
          </table:table-cell>
          <table:table-cell table:style-name="ce10" table:formula="of:=1.5*(([.D10]*[.$D$7])^2)" office:value-type="float" office:value="0.0007935" calcext:value-type="float">
            <text:p>0.0007935</text:p>
          </table:table-cell>
          <table:table-cell table:style-name="ce12" table:formula="of:=(0.09^(-0.25))*(SQRT([.E10]))/[.$E$7]" office:value-type="float" office:value="0.10285912696499" calcext:value-type="float">
            <text:p>0.10285912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38" calcext:value-type="float">
            <text:p>1.38</text:p>
          </table:table-cell>
          <table:table-cell table:formula="of:=1.5*(([.D11]*[.$D$7])^2)" office:value-type="float" office:value="0.00114264" calcext:value-type="float">
            <text:p>0.00114264</text:p>
          </table:table-cell>
          <table:table-cell table:style-name="ce13" table:formula="of:=(0.09^(-0.25))*(SQRT([.E11]))/[.$E$7]" office:value-type="float" office:value="0.123430952357988" calcext:value-type="float">
            <text:p>0.123430952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table:formula="of:=1.5*(([.D12]*[.$D$7])^2)" office:value-type="float" office:value="0.00120984" calcext:value-type="float">
            <text:p>0.00120984</text:p>
          </table:table-cell>
          <table:table-cell table:style-name="ce13" table:formula="of:=(0.09^(-0.25))*(SQRT([.E12]))/[.$E$7]" office:value-type="float" office:value="0.127008661121988" calcext:value-type="float">
            <text:p>0.127008661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.49" calcext:value-type="float">
            <text:p>1.49</text:p>
          </table:table-cell>
          <table:table-cell table:formula="of:=1.5*(([.D13]*[.$D$7])^2)" office:value-type="float" office:value="0.00133206" calcext:value-type="float">
            <text:p>0.00133206</text:p>
          </table:table-cell>
          <table:table-cell table:style-name="ce13" table:formula="of:=(0.09^(-0.25))*(SQRT([.E13]))/[.$E$7]" office:value-type="float" office:value="0.133269651458987" calcext:value-type="float">
            <text:p>0.133269651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table:formula="of:=1.5*(([.D14]*[.$D$7])^2)" office:value-type="float" office:value="0.001536" calcext:value-type="float">
            <text:p>0.001536</text:p>
          </table:table-cell>
          <table:table-cell table:style-name="ce13" table:formula="of:=(0.09^(-0.25))*(SQRT([.E14]))/[.$E$7]" office:value-type="float" office:value="0.143108350559987" calcext:value-type="float">
            <text:p>0.143108350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72" calcext:value-type="float">
            <text:p>1.72</text:p>
          </table:table-cell>
          <table:table-cell table:formula="of:=1.5*(([.D15]*[.$D$7])^2)" office:value-type="float" office:value="0.00177504" calcext:value-type="float">
            <text:p>0.00177504</text:p>
          </table:table-cell>
          <table:table-cell table:style-name="ce13" table:formula="of:=(0.09^(-0.25))*(SQRT([.E15]))/[.$E$7]" office:value-type="float" office:value="0.153841476851986" calcext:value-type="float">
            <text:p>0.153841476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.85" calcext:value-type="float">
            <text:p>1.85</text:p>
          </table:table-cell>
          <table:table-cell table:formula="of:=1.5*(([.D16]*[.$D$7])^2)" office:value-type="float" office:value="0.0020535" calcext:value-type="float">
            <text:p>0.0020535</text:p>
          </table:table-cell>
          <table:table-cell table:style-name="ce13" table:formula="of:=(0.09^(-0.25))*(SQRT([.E16]))/[.$E$7]" office:value-type="float" office:value="0.165469030334984" calcext:value-type="float">
            <text:p>0.165469030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95" calcext:value-type="float">
            <text:p>1.95</text:p>
          </table:table-cell>
          <table:table-cell table:formula="of:=1.5*(([.D17]*[.$D$7])^2)" office:value-type="float" office:value="0.0022815" calcext:value-type="float">
            <text:p>0.0022815</text:p>
          </table:table-cell>
          <table:table-cell table:style-name="ce13" table:formula="of:=(0.09^(-0.25))*(SQRT([.E17]))/[.$E$7]" office:value-type="float" office:value="0.174413302244984" calcext:value-type="float">
            <text:p>0.174413302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1.5*(([.D18]*[.$D$7])^2)" office:value-type="float" office:value="0.0024" calcext:value-type="float">
            <text:p>0.0024</text:p>
          </table:table-cell>
          <table:table-cell table:style-name="ce14" table:formula="of:=(0.09^(-0.25))*(SQRT([.E18]))/[.$E$7]" office:value-type="float" office:value="0.178885438199983" calcext:value-type="float">
            <text:p>0.178885438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style-name="ce8" office:value-type="float" office:value="2.02" calcext:value-type="float">
            <text:p>2.02</text:p>
          </table:table-cell>
          <table:table-cell table:style-name="ce11" table:formula="of:=1.5*(([.D19]*[.$D$7])^2)" office:value-type="float" office:value="0.00244824" calcext:value-type="float">
            <text:p>0.00244824</text:p>
          </table:table-cell>
          <table:table-cell table:style-name="ce14" table:formula="of:=(0.09^(-0.25))*(SQRT([.E19]))/[.$E$7]" office:value-type="float" office:value="0.180674292581983" calcext:value-type="float">
            <text:p>0.1806742926</text:p>
          </table:table-cell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1.5*(([.D20]*[.$D$7])^2)" office:value-type="float" office:value="0.0054" calcext:value-type="float">
            <text:p>0.0054</text:p>
          </table:table-cell>
          <table:table-cell table:style-name="ce14" table:formula="of:=(0.09^(-0.25))*(SQRT([.E20]))/[.$E$7]" office:value-type="float" office:value="0.268328157299975" calcext:value-type="float">
            <text:p>0.2683281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23:03:32.372459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00:19:16.292878859</meta:creation-date>
    <dc:date>2018-04-16T23:05:58.102572647</dc:date>
    <meta:editing-duration>PT1H24M37S</meta:editing-duration>
    <meta:editing-cycles>22</meta:editing-cycles>
    <meta:generator>LibreOffice/4.2.8.2$Linux_X86_64 LibreOffice_project/42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53cm" svg:height="6.854cm" xlink:href=".." xlink:type="simple" chart:class="chart:scatter" chart:column-mapping="0 1 2" chart:style-name="ch1">
        <chart:legend chart:legend-position="end" svg:x="13.677cm" svg:y="2.63cm" style:legend-expansion="high" chart:style-name="ch2"/>
        <chart:plot-area chart:style-name="ch3" table:cell-range-address="Sheet1.C9:Sheet1.F20" chart:data-source-has-labels="both" svg:x="0.321cm" svg:y="0.137cm" svg:width="13.035cm" svg:height="6.58cm">
          <chartooo:coordinate-region svg:x="1.048cm" svg:y="0.336cm" svg:width="11.024cm" svg:height="5.734cm"/>
          <chart:axis chart:dimension="x" chart:name="primary-x" chart:style-name="ch4" chartooo:axis-type="auto">
            <chart:categories table:cell-range-address="Sheet1.C10:Sheet1.C2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D10:Sheet1.D20" chart:label-cell-address="Sheet1.D9:Sheet1.D9" chart:class="chart:scatter">
            <chart:domain table:cell-range-address="Sheet1.C10:Sheet1.C20"/>
            <chart:data-point chart:repeated="11"/>
          </chart:series>
          <chart:series chart:attached-axis="secondary-y" chart:style-name="ch9" chart:values-cell-range-address="Sheet1.E10:Sheet1.E20" chart:label-cell-address="Sheet1.E9:Sheet1.E9" chart:class="chart:scatter">
            <chart:data-point chart:repeated="11"/>
          </chart:series>
          <chart:series chart:attached-axis="primary-y" chart:style-name="ch10" chart:values-cell-range-address="Sheet1.F10:Sheet1.F20" chart:label-cell-address="Sheet1.F9:Sheet1.F9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U</text:p>
                <draw:g>
                  <svg:desc>Sheet1.D9:Sheet1.D9</svg:desc>
                </draw:g>
              </table:table-cell>
              <table:table-cell office:value-type="string">
                <text:p>k</text:p>
                <draw:g>
                  <svg:desc>Sheet1.E9:Sheet1.E9</svg:desc>
                </draw:g>
              </table:table-cell>
              <table:table-cell office:value-type="string">
                <text:p>omega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10:Sheet1.C20</svg:desc>
                </draw:g>
              </table:table-cell>
              <table:table-cell office:value-type="float" office:value="0">
                <text:p>0</text:p>
                <draw:g>
                  <svg:desc>Sheet1.C10:Sheet1.C20</svg:desc>
                </draw:g>
              </table:table-cell>
              <table:table-cell office:value-type="float" office:value="1.15">
                <text:p>1.15</text:p>
                <draw:g>
                  <svg:desc>Sheet1.D10:Sheet1.D20</svg:desc>
                </draw:g>
              </table:table-cell>
              <table:table-cell office:value-type="float" office:value="0.0007935">
                <text:p>0.0007935</text:p>
                <draw:g>
                  <svg:desc>Sheet1.E10:Sheet1.E20</svg:desc>
                </draw:g>
              </table:table-cell>
              <table:table-cell office:value-type="float" office:value="0.10285912696499">
                <text:p>0.10285912696499</text:p>
                <draw:g>
                  <svg:desc>Sheet1.F10:Sheet1.F20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38">
                <text:p>1.38</text:p>
              </table:table-cell>
              <table:table-cell office:value-type="float" office:value="0.00114264">
                <text:p>0.00114264</text:p>
              </table:table-cell>
              <table:table-cell office:value-type="float" office:value="0.123430952357988">
                <text:p>0.1234309523579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2">
                <text:p>1.42</text:p>
              </table:table-cell>
              <table:table-cell office:value-type="float" office:value="0.00120984">
                <text:p>0.00120984</text:p>
              </table:table-cell>
              <table:table-cell office:value-type="float" office:value="0.127008661121988">
                <text:p>0.12700866112198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49">
                <text:p>1.49</text:p>
              </table:table-cell>
              <table:table-cell office:value-type="float" office:value="0.00133206">
                <text:p>0.00133206</text:p>
              </table:table-cell>
              <table:table-cell office:value-type="float" office:value="0.133269651458987">
                <text:p>0.13326965145898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6">
                <text:p>1.6</text:p>
              </table:table-cell>
              <table:table-cell office:value-type="float" office:value="0.001536">
                <text:p>0.001536</text:p>
              </table:table-cell>
              <table:table-cell office:value-type="float" office:value="0.143108350559987">
                <text:p>0.1431083505599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.72">
                <text:p>1.72</text:p>
              </table:table-cell>
              <table:table-cell office:value-type="float" office:value="0.00177504">
                <text:p>0.00177504</text:p>
              </table:table-cell>
              <table:table-cell office:value-type="float" office:value="0.153841476851986">
                <text:p>0.15384147685198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.85">
                <text:p>1.85</text:p>
              </table:table-cell>
              <table:table-cell office:value-type="float" office:value="0.0020535">
                <text:p>0.0020535</text:p>
              </table:table-cell>
              <table:table-cell office:value-type="float" office:value="0.165469030334984">
                <text:p>0.1654690303349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.95">
                <text:p>1.95</text:p>
              </table:table-cell>
              <table:table-cell office:value-type="float" office:value="0.0022815">
                <text:p>0.0022815</text:p>
              </table:table-cell>
              <table:table-cell office:value-type="float" office:value="0.174413302244984">
                <text:p>0.1744133022449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0024">
                <text:p>0.0024</text:p>
              </table:table-cell>
              <table:table-cell office:value-type="float" office:value="0.178885438199983">
                <text:p>0.17888543819998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.02">
                <text:p>2.02</text:p>
              </table:table-cell>
              <table:table-cell office:value-type="float" office:value="0.00244824">
                <text:p>0.00244824</text:p>
              </table:table-cell>
              <table:table-cell office:value-type="float" office:value="0.180674292581983">
                <text:p>0.1806742925819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054">
                <text:p>0.0054</text:p>
              </table:table-cell>
              <table:table-cell office:value-type="float" office:value="0.268328157299975">
                <text:p>0.268328157299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